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cc0000"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cc0000" fo:font-style="italic"/>
    </style:style>
    <style:style style:name="T4" style:family="text">
      <style:text-properties fo:font-size="12.00pt" fo:font-weight="normal" fo:font-family="Arial" style:font-family-asian="Arial" style:font-family-complex="Arial" fo:background-color="transparent" fo:color="#212529"/>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fo:color="#cc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fo:color="#212529"/>
    </style:style>
    <style:style style:name="T9" style:family="text">
      <style:text-properties fo:font-size="12.00pt" fo:font-weight="normal" fo:font-family="Arial" style:font-family-asian="Arial" style:font-family-complex="Arial" fo:background-color="transparent" fo:color="#ff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Arial" style:font-family-asian="Arial" style:font-family-complex="Arial" fo:background-color="transparent" fo:color="#212529"/>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fo:color="#212529"/>
    </style:style>
    <style:style style:name="T14" style:family="text">
      <style:text-properties fo:font-size="12.00pt" fo:font-weight="normal" fo:font-family="Arial" style:font-family-asian="Arial" style:font-family-complex="Arial" fo:background-color="transparent" fo:color="#c0504d"/>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Arial" style:font-family-asian="Arial" style:font-family-complex="Arial" fo:background-color="transparent" fo:color="#212529"/>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Arial" style:font-family-asian="Arial" style:font-family-complex="Arial" fo:background-color="transparent" fo:color="#212529"/>
    </style:style>
    <style:style style:name="T19" style:family="text">
      <style:text-properties fo:font-size="12.00pt" fo:font-weight="normal" fo:font-family="Arial" style:font-family-asian="Arial" style:font-family-complex="Arial" fo:background-color="transparent" fo:color="#c0504d"/>
    </style:style>
    <style:style style:name="T20" style:family="text">
      <style:text-properties fo:font-size="11.00pt" fo:font-weight="normal" fo:font-family="Calibri" style:font-family-asian="Calibri" style:font-family-complex="Calibri" fo:background-color="transparent" fo:color="#c0504d"/>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Arial" style:font-family-asian="Arial" style:font-family-complex="Arial" fo:background-color="transparent" fo:color="#212529"/>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5" style:family="text">
      <style:text-properties fo:font-size="12.00pt" fo:font-weight="normal" fo:font-family="Arial" style:font-family-asian="Arial" style:font-family-complex="Arial" fo:background-color="transparent" fo:color="#212529"/>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28" style:family="text">
      <style:text-properties fo:font-size="12.00pt" fo:font-weight="normal" fo:font-family="Arial" style:font-family-asian="Arial" style:font-family-complex="Arial" fo:background-color="transparent" fo:color="#212529"/>
    </style:style>
    <style:style style:name="T2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30" style:family="text">
      <style:text-properties fo:font-size="12.00pt" fo:font-weight="normal" fo:font-family="Arial" style:font-family-asian="Arial" style:font-family-complex="Arial" fo:background-color="transparent" fo:color="#212529"/>
    </style:style>
    <style:style style:name="T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32" style:family="text">
      <style:text-properties fo:font-size="12.00pt" fo:font-weight="normal" fo:font-family="Arial" style:font-family-asian="Arial" style:font-family-complex="Arial" fo:background-color="transparent" fo:color="#212529"/>
    </style:style>
    <style:style style:name="T3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34" style:family="text">
      <style:text-properties fo:font-size="12.00pt" fo:font-weight="normal" fo:font-family="Arial" style:font-family-asian="Arial" style:font-family-complex="Arial" fo:background-color="transparent" fo:color="#212529"/>
    </style:style>
    <style:style style:name="T3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36" style:family="text">
      <style:text-properties fo:font-size="12.00pt" fo:font-weight="normal" fo:font-family="Arial" style:font-family-asian="Arial" style:font-family-complex="Arial" fo:background-color="transparent" fo:color="#212529"/>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212529"/>
    </style:style>
    <style:style style:name="T39" style:family="text">
      <style:text-properties fo:font-size="12.00pt" fo:font-weight="normal" fo:font-family="Arial" style:font-family-asian="Arial" style:font-family-complex="Arial" fo:background-color="transparent" fo:color="#212529"/>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42" style:family="text">
      <style:text-properties fo:font-size="12.00pt" fo:font-weight="normal" fo:font-family="Arial" style:font-family-asian="Arial" style:font-family-complex="Arial" fo:background-color="transparent" fo:color="#212529"/>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Arial" style:font-family-asian="Arial" style:font-family-complex="Arial" fo:background-color="transparent" fo:color="#212529"/>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212529" fo:font-style="italic"/>
    </style:style>
    <style:style style:name="T49" style:family="text">
      <style:text-properties fo:font-size="12.00pt" fo:font-weight="normal" fo:font-family="Arial" style:font-family-asian="Arial" style:font-family-complex="Arial" fo:background-color="transparent" fo:color="#212529"/>
    </style:style>
    <style:style style:name="T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bottom="6.00pt"/>
    </style:style>
    <style:style style:name="P3" style:family="paragraph">
      <style:paragraph-properties fo:line-height="100.00%" fo:text-align="center"/>
    </style:style>
    <style:style style:name="P4" style:family="paragraph">
      <style:paragraph-properties fo:line-height="100.00%" fo:text-align="left" fo:margin-left="71.35pt" fo:text-indent="0.00pt" fo:margin-bottom="6.00pt"/>
    </style:style>
    <style:style style:name="P5" style:family="paragraph">
      <style:paragraph-properties fo:line-height="100.00%" fo:text-align="left" fo:margin-bottom="6.00pt"/>
    </style:style>
    <style:style style:name="P6" style:family="paragraph">
      <style:paragraph-properties fo:line-height="100.00%" fo:text-align="center" fo:margin-bottom="6.00pt"/>
    </style:style>
    <style:style style:name="P7" style:family="paragraph">
      <style:paragraph-properties fo:line-height="100.00%" fo:text-align="left" fo:margin-bottom="6.00pt"/>
    </style:style>
    <style:style style:name="P8" style:family="paragraph">
      <style:paragraph-properties fo:line-height="100.00%" fo:text-align="center" fo:margin-bottom="6.00pt"/>
    </style:style>
  </office:automatic-styles>
  <office:body>
    <office:text>
      <text:p text:style-name="P1"><text:span text:style-name="T1">Modélisation PPRO605</text:span></text:p>
      <text:p text:style-name="P1"><text:span text:style-name="T2"/></text:p>
      <text:p text:style-name="P1"><text:span text:style-name="T2"/></text:p>
      <text:p text:style-name="P1"><text:span text:style-name="T3">Sujet :</text:span></text:p>
      <text:p text:style-name="P2"><text:span text:style-name="T4">Le but de cette application en PHP/Laravel est d’assurer un suivi des conventions de stage de différentes formations par les personnes qui en sont en charge (responsables de formation, tuteurs, secrétariat). Elle doit permettre de décrire une procédure puis de déposer/télécharger les fichiers tout au long de cette procédure.</text:span></text:p>
      <text:p text:style-name="P3"><text:span text:style-name="T5"/></text:p>
      <text:p text:style-name="P3"><text:span text:style-name="T5"/></text:p>
      <text:p text:style-name="P3"><text:span text:style-name="T5"/></text:p>
      <text:p text:style-name="P3"><text:span text:style-name="T5"/></text:p>
      <text:p text:style-name="P3"><text:span text:style-name="T6">Objectif :</text:span></text:p>
      <text:p text:style-name="P3"><text:span text:style-name="T7"/></text:p>
      <text:p text:style-name="P4"><text:span text:style-name="T8">1) Parcours de la convention durant la procédure :</text:span></text:p>
      <text:p text:style-name="P4"><text:span text:style-name="T9">Parcours de la convention si lieu = FRANCE</text:span></text:p>
      <text:p text:style-name="P4"><text:span text:style-name="T10"/></text:p>
      <text:p text:style-name="P4"><text:span text:style-name="T11">Procédure classique</text:span></text:p>
      <text:p text:style-name="P4"><text:span text:style-name="T12"/></text:p>
      <text:p text:style-name="P4"><text:span text:style-name="T13">1)L'élève propose le stage au tuteur universitaire : Si accepté, suivant.</text:span></text:p>
      <text:p text:style-name="P4"><text:span text:style-name="T13">2)L'élève rédige la convention sur pstage,l'upload et attend la confirmation du secrétériat</text:span></text:p>
      <text:p text:style-name="P4"><text:span text:style-name="T14">3)Le secrétériat valide: L'élève peut signer</text:span></text:p>
      <text:p text:style-name="P4"><text:span text:style-name="T14">4)Le tuteur de l'université peut signer</text:span></text:p>
      <text:p text:style-name="P4"><text:span text:style-name="T14">5)L'entreprise peut signer et indiquer le nom du signataire.</text:span></text:p>
      <text:p text:style-name="P4"><text:span text:style-name="T14">6)Le directeur de la composante peut signer.</text:span></text:p>
      <text:p text:style-name="P4"><text:span text:style-name="T15"/></text:p>
      <text:p text:style-name="P4"><text:span text:style-name="T16">Procédure étranger</text:span></text:p>
      <text:p text:style-name="P4"><text:span text:style-name="T16">Parcours de la convention si lieu = étranger :</text:span></text:p>
      <text:p text:style-name="P4"><text:span text:style-name="T17"/></text:p>
      <text:p text:style-name="P4"><text:span text:style-name="T18">1)L'élève propose le stage au tuteur universitaire : si accepté, suivant :</text:span></text:p>
      <text:p text:style-name="P4"><text:span text:style-name="T18">2)L'élève rédige la convention sur pstage, obtient le PDF (formulaire avec info + upload de la convention),attend la confirmation du secrétériat</text:span></text:p>
      <text:p text:style-name="P4"><text:span text:style-name="T19">3)Le secrétériat valide :</text:span></text:p>
      <text:p text:style-name="P4"><text:span text:style-name="T19">4)L'élève signe de manière dématérialisé, le mettant à jour sur le site. </text:span></text:p>
      <text:p text:style-name="P4"><text:span text:style-name="T19">5)Le tuteur de l'université la signe</text:span></text:p>
      <text:p text:style-name="P4"><text:span text:style-name="T19">6)L'entreprise : le tuteur de l'organisme d'accueil le signe, le représentant de l'organisme d'accueil le signe.</text:span></text:p>
      <text:p text:style-name="P4"><text:span text:style-name="T19">7)Le président de l'URCA la signe.</text:span></text:p>
      <text:p text:style-name="P4"><text:span text:style-name="T20"/></text:p>
      <text:p text:style-name="P4"><text:span text:style-name="T21"/></text:p>
      <text:p text:style-name="P4"><text:span text:style-name="T21"/></text:p>
      <text:p text:style-name="P5"><text:span text:style-name="T21"/></text:p>
      <text:p text:style-name="P5"><text:span text:style-name="T21"/></text:p>
      <text:p text:style-name="P5"><text:span text:style-name="T21"/></text:p>
      <text:p text:style-name="P6"><text:span text:style-name="T21"/></text:p>
      <text:p text:style-name="P7"><text:span text:style-name="T21"/></text:p>
      <text:p text:style-name="P7"><text:span text:style-name="T21"/></text:p>
      <text:p text:style-name="P7"><text:span text:style-name="T21"/></text:p>
      <text:p text:style-name="P7"><text:span text:style-name="T21"/></text:p>
      <text:p text:style-name="P7"><text:span text:style-name="T22">Il faudra donc au minimum : </text:span></text:p>
      <text:p text:style-name="P7"><text:span text:style-name="T23"/></text:p>
      <text:p text:style-name="P7"><text:span text:style-name="T24">Une page de connexion / inscription en indiquant un statut :</text:span><text:span text:style-name="T25"><text:s/></text:span></text:p>
      <text:p text:style-name="P7"><text:span text:style-name="T25">"Eleve, secrétériat, entreprise, doyen, gérant de licence" </text:span></text:p>
      <text:p text:style-name="P7"><text:span text:style-name="T25">-&gt; Indication de quel licence/entreprise/faculté</text:span></text:p>
      <text:p text:style-name="P7"><text:span text:style-name="T26"/></text:p>
      <text:p text:style-name="P7"><text:span text:style-name="T27">Une page de visualisation de ses conventions :</text:span></text:p>
      <text:p text:style-name="P7"><text:span text:style-name="T27">Si élève :</text:span></text:p>
      <text:p text:style-name="P7"><text:span text:style-name="T28">Liste des conventions éditées, menu de création d'une convention</text:span></text:p>
      <text:p text:style-name="P7"><text:span text:style-name="T29">Si secrétériat :</text:span></text:p>
      <text:p text:style-name="P7"><text:span text:style-name="T30">Liste des conventions de la faculté</text:span></text:p>
      <text:p text:style-name="P7"><text:span text:style-name="T31">Si entreprise :</text:span></text:p>
      <text:p text:style-name="P7"><text:span text:style-name="T32">Liste des conventions affiliés par le secrétériat</text:span></text:p>
      <text:p text:style-name="P7"><text:span text:style-name="T33">Si doyen :</text:span></text:p>
      <text:p text:style-name="P7"><text:span text:style-name="T34">Liste des conventions reçu par le secrétériat</text:span></text:p>
      <text:p text:style-name="P7"><text:span text:style-name="T35">Si gérant de licence :</text:span></text:p>
      <text:p text:style-name="P7"><text:span text:style-name="T36">Liste des conventions crées par les élèves de sa licence</text:span></text:p>
      <text:p text:style-name="P7"><text:span text:style-name="T37"/></text:p>
      <text:p text:style-name="P7"><text:span text:style-name="T38">Pour gérer tout cela, il nous faudra donc une base de donnée , plusieurs pages :</text:span></text:p>
      <text:p text:style-name="P7"><text:span text:style-name="T39">connexion.php</text:span></text:p>
      <text:p text:style-name="P7"><text:span text:style-name="T39">creer_compte.php</text:span></text:p>
      <text:p text:style-name="P7"><text:span text:style-name="T39">accueil.php (Page de redirection permettant de choisir ses conventions, la création des conventions ect)</text:span></text:p>
      <text:p text:style-name="P7"><text:span text:style-name="T39">creation_convention.php</text:span></text:p>
      <text:p text:style-name="P7"><text:span text:style-name="T39">mes_conventions.php</text:span></text:p>
      <text:p text:style-name="P7"><text:span text:style-name="T40"/></text:p>
      <text:p text:style-name="P7"><text:span text:style-name="T41">Description des pages et du contenu</text:span><text:span text:style-name="T42"><text:s/></text:span></text:p>
      <text:p text:style-name="P7"><text:span text:style-name="T43"/></text:p>
      <text:p text:style-name="P7"><text:span text:style-name="T44">connexion.php :<text:s text:c="3"/>Contiendra un formulaire php permettant la connexion, dedans : Login, Mot de passe ainsi qu'un bouton pour créer son compte.</text:span></text:p>
      <text:p text:style-name="P7"><text:span text:style-name="T44">creer_compte.php : Contiendra un formulaire php permettant l'enregistrement d'un utilisateur, ainsi qu'une encoche pour choisir si nous sommes un membre du secréteriat, un élève, un tuteur pour soumettre la verification à un admin.</text:span></text:p>
      <text:p text:style-name="P7"><text:span text:style-name="T44">Accueil.php = Page une fois connecter, permettant de choisir les conventions affiliés, la création des conventions si élève, afficher la liste des conventions si nous sommes du secrétériat</text:span></text:p>
      <text:p text:style-name="P7"><text:span text:style-name="T44">Création_convention.php = Page permettant la création d'une convention, la génération du PDF (Pour pouvoir le télécharger) et ensuite la zone de dépôt de la convention</text:span></text:p>
      <text:p text:style-name="P7"><text:span text:style-name="T44">mes_conventions.php = listes des conventions affiliés.</text:span></text:p>
      <text:p text:style-name="P7"><text:span text:style-name="T45"/></text:p>
      <text:p text:style-name="P7"><text:span text:style-name="T45"/></text:p>
      <text:p text:style-name="P7"><text:span text:style-name="T45"/></text:p>
      <text:p text:style-name="P7"><text:span text:style-name="T45"/></text:p>
      <text:p text:style-name="P8"><draw:frame text:anchor-type="as-char" svg:width="169.86mm" svg:height="126.47mm" style:rel-width="scale" style:rel-height="scale"><draw:object-ole xlink:href="OleObj1"/><draw:image xlink:href="ObjectReplacements/OleObj1"/></draw:frame><text:span text:style-name="T46">Diagramme de Gantt</text:span></text:p>
      <text:p text:style-name="P8"><text:span text:style-name="T47"/></text:p>
      <text:p text:style-name="P8"><text:span text:style-name="T47"/></text:p>
      <text:p text:style-name="P8"><text:span text:style-name="T47"/></text:p>
      <text:p text:style-name="P8"><text:span text:style-name="T48">Modélisation pages (données)</text:span></text:p>
      <text:p text:style-name="P8"><text:span text:style-name="T49">connexion.php :</text:span></text:p>
      <text:p text:style-name="P8"><text:span text:style-name="T49">Table user contenant un id , prénom, nom, mot de passe, login </text:span></text:p>
      <text:p text:style-name="P8"><text:span text:style-name="T49">Table Statut permettant de fixer un statut à un user (Doyen, gérant de licence, tuteur , élève )</text:span></text:p>
      <text:p text:style-name="P8"><text:span text:style-name="T50"/></text:p>
      <text:p text:style-name="P8"><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